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Adventor" svg:font-family="'TeX Gyre Adventor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5.7cm" draw:shadow="visible" draw:shadow-offset-x="0cm" draw:shadow-offset-y="0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75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0.9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P1" style:family="paragraph">
      <style:paragraph-properties fo:text-align="center"/>
      <style:text-properties style:font-name="TeX Gyre Bonum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font-name="TeX Gyre Adventor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style:font-name="TeX Gyre Adventor" fo:font-size="14pt" style:font-size-asian="14pt" style:font-size-complex="14pt"/>
    </style:style>
    <style:style style:name="T1" style:family="text">
      <style:text-properties style:font-name="TeX Gyre Bonum"/>
    </style:style>
    <style:style style:name="T2" style:family="text">
      <style:text-properties style:font-name="TeX Gyre Adventor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2cm" svg:height="1.5cm" svg:x="7.3cm" svg:y="2.7cm">
          <text:p text:style-name="P1"><text:span text:style-name="T1">REQUISITO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2cm" svg:height="1.5cm" svg:x="7.3cm" svg:y="6.1cm">
          <text:p text:style-name="P1"><text:span text:style-name="T1">DISEÑ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2cm" svg:height="1.5cm" svg:x="7.3cm" svg:y="9.2cm">
          <text:p text:style-name="P1"><text:span text:style-name="T1">DESARROLL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2cm" svg:height="1.5cm" svg:x="7.3cm" svg:y="11.9cm">
          <text:p text:style-name="P1"><text:span text:style-name="T1">PRUEBA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5cm" svg:height="2cm" svg:x="9.2cm" svg:y="14.8cm">
          <text:p text:style-name="P2"><text:span text:style-name="T2">¿bug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" draw:id="id1" draw:layer="layout" svg:width="2.9cm" svg:height="2.4cm" svg:x="3.2cm" svg:y="14.6cm">
          <text:p text:style-name="P2"><text:span text:style-name="T2">¿requisito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6.2cm" svg:height="1.5cm" svg:x="7.3cm" svg:y="18.73cm">
          <text:p text:style-name="P1"><text:span text:style-name="T1">DEPURACIÓ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.65cm" svg:y1="14.6cm" svg:x2="7.3cm" svg:y2="3.45cm" draw:start-shape="id1" draw:start-glue-point="4" draw:end-shape="id2" draw:end-glue-point="3" svg:d="M4650 14600v-11150h2650" svg:viewBox="0 0 2651 11151">
          <text:p text:style-name="P4"><text:span text:style-name="T2"/></text:p>
        </draw:connector>
        <draw:connector draw:style-name="gr5" draw:text-style-name="P4" draw:layer="layout" svg:x1="10.4cm" svg:y1="4.2cm" svg:x2="10.4cm" svg:y2="6.1cm" draw:start-shape="id2" draw:start-glue-point="2" draw:end-shape="id3" svg:d="M10400 4200v1900" svg:viewBox="0 0 1 1901">
          <text:p/>
        </draw:connector>
        <draw:connector draw:style-name="gr5" draw:text-style-name="P4" draw:layer="layout" svg:x1="10.4cm" svg:y1="7.6cm" svg:x2="10.4cm" svg:y2="9.2cm" draw:start-shape="id3" draw:end-shape="id4" draw:end-glue-point="0" svg:d="M10400 7600v1600" svg:viewBox="0 0 1 1601">
          <text:p/>
        </draw:connector>
        <draw:connector draw:style-name="gr5" draw:text-style-name="P4" draw:layer="layout" svg:x1="10.4cm" svg:y1="10.7cm" svg:x2="10.4cm" svg:y2="11.9cm" draw:start-shape="id4" draw:start-glue-point="2" draw:end-shape="id5" draw:end-glue-point="0" svg:d="M10400 10700v1200" svg:viewBox="0 0 1 1201">
          <text:p/>
        </draw:connector>
        <draw:connector draw:style-name="gr5" draw:text-style-name="P4" draw:layer="layout" svg:x1="10.4cm" svg:y1="13.4cm" svg:x2="10.45cm" svg:y2="14.8cm" draw:start-shape="id5" draw:end-shape="id6" draw:end-glue-point="4" svg:d="M10400 13400v700h50v700" svg:viewBox="0 0 51 1401">
          <text:p/>
        </draw:connector>
        <draw:connector draw:style-name="gr4" draw:text-style-name="P3" draw:layer="layout" svg:x1="10.45cm" svg:y1="16.8cm" svg:x2="10.4cm" svg:y2="18.73cm" draw:start-shape="id6" draw:start-glue-point="6" draw:end-shape="id7" draw:end-glue-point="0" svg:d="M10450 16800v966h-50v964" svg:viewBox="0 0 51 1931">
          <text:p text:style-name="P4"><text:span text:style-name="T2"/></text:p>
        </draw:connector>
        <draw:connector draw:style-name="gr4" draw:text-style-name="P2" draw:layer="layout" svg:x1="9.2cm" svg:y1="15.8cm" svg:x2="6.1cm" svg:y2="15.8cm" draw:start-shape="id6" draw:start-glue-point="3" draw:end-shape="id1" svg:d="M9200 15800h-3100" svg:viewBox="0 0 3101 1">
          <text:p text:style-name="P4"/>
        </draw:connector>
        <draw:custom-shape draw:style-name="gr6" draw:text-style-name="P1" draw:layer="layout" svg:width="1.8cm" svg:height="1.8cm" svg:x="3.7cm" svg:y="18.7cm">
          <text:p text:style-name="P4"><text:span text:style-name="T1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6cm" svg:y1="17cm" svg:x2="4.6cm" svg:y2="18.7cm">
          <text:p text:style-name="P3"><text:span text:style-name="T2"/></text:p>
        </draw:line>
        <draw:frame draw:style-name="gr7" draw:text-style-name="P5" draw:layer="layout" svg:width="0.79cm" svg:height="0.975cm" svg:x="10.51cm" svg:y="17cm">
          <draw:text-box>
            <text:p text:style-name="P5"><text:span text:style-name="T2">sí</text:span></text:p>
          </draw:text-box>
        </draw:frame>
        <draw:frame draw:style-name="gr7" draw:text-style-name="P5" draw:layer="layout" svg:width="0.79cm" svg:height="0.975cm" svg:x="3.61cm" svg:y="13.5cm">
          <draw:text-box>
            <text:p text:style-name="P5"><text:span text:style-name="T2">sí</text:span></text:p>
          </draw:text-box>
        </draw:frame>
        <draw:frame draw:style-name="gr7" draw:text-style-name="P5" draw:layer="layout" svg:width="1.129cm" svg:height="0.975cm" svg:x="7.4cm" svg:y="14.825cm">
          <draw:text-box>
            <text:p text:style-name="P5"><text:span text:style-name="T2">no</text:span></text:p>
          </draw:text-box>
        </draw:frame>
        <draw:frame draw:style-name="gr7" draw:text-style-name="P5" draw:layer="layout" svg:width="1.129cm" svg:height="0.975cm" svg:x="4.571cm" svg:y="17.025cm">
          <draw:text-box>
            <text:p text:style-name="P5"><text:span text:style-name="T2">no</text:span></text:p>
          </draw:text-box>
        </draw:frame>
        <draw:connector draw:style-name="gr8" draw:text-style-name="P4" draw:layer="layout" svg:x1="13.5cm" svg:y1="19.48cm" svg:x2="13.5cm" svg:y2="12.65cm" draw:start-shape="id7" draw:start-glue-point="1" draw:end-shape="id5" draw:end-glue-point="1" svg:d="M13500 19480h501v-6830h-501" svg:viewBox="0 0 502 68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 Gyre Adventor" svg:font-family="'TeX Gyre Adventor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fill-image-width="0cm" draw:fill-image-height="0cm" draw:textarea-vertical-align="botto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goba </meta:initial-creator>
    <meta:creation-date>2016-01-25T09:01:41.969502186</meta:creation-date>
    <dc:date>2016-01-25T09:24:05.609570388</dc:date>
    <dc:creator>Jagoba </dc:creator>
    <meta:editing-duration>PT22M23S</meta:editing-duration>
    <meta:editing-cycles>3</meta:editing-cycles>
    <meta:generator>LibreOffice/4.3.3.2$Linux_X86_64 LibreOffice_project/430m0$Build-2</meta:generator>
    <meta:document-statistic meta:object-count="21"/>
  </office:meta>
</office:document-meta>
</file>